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38.59mm" svg:height="89.99mm" svg:x="72.07mm" svg:y="15.34mm">
            <loext:p draw:notify-on-update-of-ranges="Sheet1.B3:Sheet1.B15 Sheet1.C2:Sheet1.C2 Sheet1.C3:Sheet1.C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6.06mm" svg:height="66.14mm" svg:x="258.73mm" svg:y="62.95mm">
            <loext:p draw:notify-on-update-of-ranges="Sheet1.B19:Sheet1.B24 Sheet1.C18:Sheet1.C18 Sheet1.C19:Sheet1.C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7.89mm" svg:height="68.37mm" svg:x="354.52mm" svg:y="61.89mm">
            <loext:p draw:notify-on-update-of-ranges="Sheet1.B27:Sheet1.B29 Sheet1.C26:Sheet1.C26 Sheet1.C27:Sheet1.C2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Effect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B3]*45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700" calcext:value-type="float">
            <text:p>-700</text:p>
          </table:table-cell>
          <table:table-cell table:formula="of:=[.B4]*450"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700" calcext:value-type="float">
            <text:p>-700</text:p>
          </table:table-cell>
          <table:table-cell table:formula="of:=[.B5]*450"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700" calcext:value-type="float">
            <text:p>-700</text:p>
          </table:table-cell>
          <table:table-cell table:formula="of:=[.B6]*450" office:value-type="float" office:value="1350" calcext:value-type="float">
            <text:p>135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1300" calcext:value-type="float">
            <text:p>-1300</text:p>
          </table:table-cell>
          <table:table-cell table:formula="of:=[.B7]*450" office:value-type="float" office:value="1800" calcext:value-type="float">
            <text:p>18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1800" calcext:value-type="float">
            <text:p>-1800</text:p>
          </table:table-cell>
          <table:table-cell table:formula="of:=[.B8]*450" office:value-type="float" office:value="2250" calcext:value-type="float">
            <text:p>225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1800" calcext:value-type="float">
            <text:p>-1800</text:p>
          </table:table-cell>
          <table:table-cell table:formula="of:=[.B9]*450" office:value-type="float" office:value="2700" calcext:value-type="float">
            <text:p>270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2900" calcext:value-type="float">
            <text:p>-2900</text:p>
          </table:table-cell>
          <table:table-cell table:formula="of:=[.B10]*450" office:value-type="float" office:value="3150" calcext:value-type="float">
            <text:p>315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3600" calcext:value-type="float">
            <text:p>-3600</text:p>
          </table:table-cell>
          <table:table-cell table:formula="of:=[.B11]*450" office:value-type="float" office:value="3600" calcext:value-type="float">
            <text:p>360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-4500" calcext:value-type="float">
            <text:p>-4500</text:p>
          </table:table-cell>
          <table:table-cell table:formula="of:=[.B12]*450" office:value-type="float" office:value="4050" calcext:value-type="float">
            <text:p>405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4500" calcext:value-type="float">
            <text:p>-4500</text:p>
          </table:table-cell>
          <table:table-cell table:formula="of:=[.B13]*450" office:value-type="float" office:value="4500" calcext:value-type="float">
            <text:p>45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-5000" calcext:value-type="float">
            <text:p>-5000</text:p>
          </table:table-cell>
          <table:table-cell table:formula="of:=[.B14]*450" office:value-type="float" office:value="4950" calcext:value-type="float">
            <text:p>495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-5000" calcext:value-type="float">
            <text:p>-5000</text:p>
          </table:table-cell>
          <table:table-cell table:formula="of:=[.B15]*450" office:value-type="float" office:value="5400" calcext:value-type="float">
            <text:p>54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Fuel economy rating</text:p>
          </table:table-cell>
          <table:table-cell office:value-type="string" calcext:value-type="string">
            <text:p>Effect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Eff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esel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ric</text:p>
          </table:table-cell>
          <table:table-cell office:value-type="float" office:value="1800" calcext:value-type="float">
            <text:p>18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trol</text:p>
          </table:table-cell>
          <table:table-cell office:value-type="float" office:value="200" calcext:value-type="float">
            <text:p>20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77.1mm" svg:height="66.93mm" svg:x="241.74mm" svg:y="29.75mm">
            <loext:p draw:notify-on-update-of-ranges="Sheet2.B2:Sheet2.B2 Sheet2.B3:Sheet2.B5 Sheet2.C2:Sheet2.C2 Sheet2.C3:Sheet2.C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77.1mm" svg:height="66.93mm" svg:x="293.51mm" svg:y="153.54mm">
            <loext:p draw:notify-on-update-of-ranges="Sheet2.H2:Sheet2.H2 Sheet2.H3:Sheet2.H5 Sheet2.I2:Sheet2.I2 Sheet2.I3:Sheet2.I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77.1mm" svg:height="66.93mm" svg:x="81.78mm" svg:y="98.03mm">
            <loext:p draw:notify-on-update-of-ranges="Sheet2.E2:Sheet2.E2 Sheet2.E3:Sheet2.E5 Sheet2.F2:Sheet2.F2 Sheet2.F3:Sheet2.F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7" table:default-cell-style-name="ce1"/>
        <table:table-row table:style-name="ro1">
          <table:table-cell table:number-columns-repeated="2"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Effect</text:p>
          </table:table-cell>
          <table:table-cell table:style-name="Default"/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Effect</text:p>
          </table:table-cell>
          <table:table-cell table:style-name="Default"/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Diesel</text:p>
          </table:table-cell>
          <table:table-cell office:value-type="percentage" office:value="-0.02" calcext:value-type="percentage">
            <text:p>-2%</text:p>
          </table:table-cell>
          <table:table-cell/>
          <table:table-cell office:value-type="string" calcext:value-type="string">
            <text:p>Diesel</text:p>
          </table:table-cell>
          <table:table-cell office:value-type="percentage" office:value="-0.07" calcext:value-type="percentage">
            <text:p>-7%</text:p>
          </table:table-cell>
          <table:table-cell/>
          <table:table-cell office:value-type="string" calcext:value-type="string">
            <text:p>Diesel</text:p>
          </table:table-cell>
          <table:table-cell office:value-type="percentage" office:value="-0.15" calcext:value-type="percentage">
            <text:p>-15%</text:p>
          </table:table-cell>
        </table:table-row>
        <table:table-row table:style-name="ro1">
          <table:table-cell/>
          <table:table-cell office:value-type="string" calcext:value-type="string">
            <text:p>Electric</text:p>
          </table:table-cell>
          <table:table-cell office:value-type="percentage" office:value="0.06" calcext:value-type="percentage">
            <text:p>6%</text:p>
          </table:table-cell>
          <table:table-cell/>
          <table:table-cell office:value-type="string" calcext:value-type="string">
            <text:p>Electric</text:p>
          </table:table-cell>
          <table:table-cell office:value-type="percentage" office:value="0.2" calcext:value-type="percentage">
            <text:p>20%</text:p>
          </table:table-cell>
          <table:table-cell/>
          <table:table-cell office:value-type="string" calcext:value-type="string">
            <text:p>Electric</text:p>
          </table:table-cell>
          <table:table-cell office:value-type="percentage" office:value="0.11" calcext:value-type="percentage">
            <text:p>11%</text:p>
          </table:table-cell>
        </table:table-row>
        <table:table-row table:style-name="ro1">
          <table:table-cell/>
          <table:table-cell office:value-type="string" calcext:value-type="string">
            <text:p>Petrol</text:p>
          </table:table-cell>
          <table:table-cell office:value-type="percentage" office:value="0.02" calcext:value-type="percentage">
            <text:p>2%</text:p>
          </table:table-cell>
          <table:table-cell/>
          <table:table-cell office:value-type="string" calcext:value-type="string">
            <text:p>Petrol</text:p>
          </table:table-cell>
          <table:table-cell office:value-type="percentage" office:value="0.01" calcext:value-type="percentage">
            <text:p>1%</text:p>
          </table:table-cell>
          <table:table-cell/>
          <table:table-cell office:value-type="string" calcext:value-type="string">
            <text:p>Petrol</text:p>
          </table:table-cell>
          <table:table-cell office:value-type="percentage" office:value="-0.03" calcext:value-type="percentage">
            <text:p>-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6">00/00/0000</text:date>, <text:time style:data-style-name="N2" text:time-value="22:30:43.579476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21:41:52.418964145</meta:creation-date>
    <dc:date>2020-10-26T23:51:01.237094066</dc:date>
    <meta:editing-duration>PT52M26S</meta:editing-duration>
    <meta:editing-cycles>2</meta:editing-cycles>
    <meta:generator>LibreOffice/5.2.7.2$Linux_X86_64 LibreOffice_project/20m0$Build-2</meta:generator>
    <meta:document-statistic meta:table-count="2" meta:cell-count="8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6cm" svg:height="9cm" xlink:href=".." xlink:type="simple" chart:class="chart:line" chart:style-name="ch1">
        <chart:title svg:x="2.997cm" svg:y="0.316cm" chart:style-name="ch2">
          <text:p>Effect of vehicle age on predicted price</text:p>
        </chart:title>
        <chart:plot-area chart:style-name="ch3" table:cell-range-address="Sheet1.B2:Sheet1.C15" chart:data-source-has-labels="both" svg:x="1.288cm" svg:y="1.275cm" svg:width="12.295cm" svg:height="6.564cm">
          <chartooo:coordinate-region svg:x="2.386cm" svg:y="1.474cm" svg:width="11.011cm" svg:height="6.166cm"/>
          <chart:axis chart:dimension="x" chart:name="primary-x" chart:style-name="ch4" chartooo:axis-type="auto">
            <chartooo:date-scale/>
            <chart:title svg:x="6.544cm" svg:y="8.019cm" chart:style-name="ch5">
              <text:p>Age (years)</text:p>
            </chart:title>
            <chart:categories table:cell-range-address="Sheet1.B3:Sheet1.B15"/>
          </chart:axis>
          <chart:axis chart:dimension="y" chart:name="primary-y" chart:style-name="ch4">
            <chart:title svg:x="0.451cm" svg:y="6.003cm" chart:style-name="ch6">
              <text:p>Change in price ($)</text:p>
            </chart:title>
            <chart:grid chart:style-name="ch7" chart:class="major"/>
          </chart:axis>
          <chart:series chart:style-name="ch8" chart:values-cell-range-address="Sheet1.C3:Sheet1.C15" chart:label-cell-address="Sheet1.C2:Sheet1.C2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3:Sheet1.B15</svg:desc>
                </draw:g>
              </table:table-cell>
              <table:table-cell office:value-type="float" office:value="0">
                <text:p>0</text:p>
                <draw:g>
                  <svg:desc>Sheet1.C3:Sheet1.C1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300">
                <text:p>-13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800">
                <text:p>-18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800">
                <text:p>-18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2900">
                <text:p>-29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3600">
                <text:p>-36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4500">
                <text:p>-45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4500">
                <text:p>-45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5000">
                <text:p>-50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5000">
                <text:p>-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607cm" svg:height="6.615cm" xlink:href=".." xlink:type="simple" chart:class="chart:line" chart:style-name="ch1">
        <chart:title svg:x="-0.016cm" svg:y="0.268cm" chart:style-name="ch2">
          <text:p>Effect of fuel economy rating on predicted price </text:p>
        </chart:title>
        <chart:plot-area chart:style-name="ch3" table:cell-range-address="Sheet1.B18:Sheet1.C24" chart:data-source-has-labels="both" svg:x="1.203cm" svg:y="1.179cm" svg:width="8.212cm" svg:height="4.323cm">
          <chartooo:coordinate-region svg:x="2.01cm" svg:y="1.379cm" svg:width="7.311cm" svg:height="3.476cm"/>
          <chart:axis chart:dimension="x" chart:name="primary-x" chart:style-name="ch4" chartooo:axis-type="auto">
            <chartooo:date-scale/>
            <chart:title svg:x="3.426cm" svg:y="5.634cm" chart:style-name="ch5">
              <text:p>Fuel Economy Rating (/5)</text:p>
            </chart:title>
            <chart:categories table:cell-range-address="Sheet1.B19:Sheet1.B24"/>
          </chart:axis>
          <chart:axis chart:dimension="y" chart:name="primary-y" chart:style-name="ch4">
            <chart:title svg:x="0.451cm" svg:y="4.786cm" chart:style-name="ch6">
              <text:p>Change in price ($)</text:p>
            </chart:title>
            <chart:grid chart:style-name="ch7" chart:class="major"/>
          </chart:axis>
          <chart:series chart:style-name="ch8" chart:values-cell-range-address="Sheet1.C19:Sheet1.C24" chart:label-cell-address="Sheet1.C18:Sheet1.C18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</text:p>
                <draw:g>
                  <svg:desc>Sheet1.C18:Sheet1.C1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19:Sheet1.B24</svg:desc>
                </draw:g>
              </table:table-cell>
              <table:table-cell office:value-type="float" office:value="0">
                <text:p>0</text:p>
                <draw:g>
                  <svg:desc>Sheet1.C19:Sheet1.C2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50">
                <text:p>5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79cm" svg:height="6.838cm" xlink:href=".." xlink:type="simple" chart:class="chart:bar" chart:style-name="ch1">
        <chart:title svg:x="0.24cm" svg:y="0.272cm" chart:style-name="ch2">
          <text:p>Effect of fuel type on predicted price</text:p>
        </chart:title>
        <chart:plot-area chart:style-name="ch3" table:cell-range-address="Sheet1.B26:Sheet1.C29" chart:data-source-has-labels="both" svg:x="1.166cm" svg:y="1.187cm" svg:width="6.469cm" svg:height="4.534cm">
          <chartooo:coordinate-region svg:x="2.264cm" svg:y="1.385cm" svg:width="5.371cm" svg:height="4.136cm"/>
          <chart:axis chart:dimension="x" chart:name="primary-x" chart:style-name="ch4" chartooo:axis-type="auto">
            <chartooo:date-scale/>
            <chart:title svg:x="3.655cm" svg:y="5.857cm" chart:style-name="ch5">
              <text:p>Fuel Type</text:p>
            </chart:title>
            <chart:categories table:cell-range-address="Sheet1.B27:Sheet1.B29"/>
          </chart:axis>
          <chart:axis chart:dimension="y" chart:name="primary-y" chart:style-name="ch6">
            <chart:title svg:x="0.451cm" svg:y="4.9cm" chart:style-name="ch7">
              <text:p>Change in price ($)</text:p>
            </chart:title>
            <chart:grid chart:style-name="ch8" chart:class="major"/>
          </chart:axis>
          <chart:series chart:style-name="ch9" chart:values-cell-range-address="Sheet1.C27:Sheet1.C29" chart:label-cell-address="Sheet1.C26:Sheet1.C26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</text:p>
                <draw:g>
                  <svg:desc>Sheet1.C26:Sheet1.C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esel</text:p>
                <draw:g>
                  <svg:desc>Sheet1.B27:Sheet1.B29</svg:desc>
                </draw:g>
              </table:table-cell>
              <table:table-cell office:value-type="float" office:value="-1200">
                <text:p>-1200</text:p>
                <draw:g>
                  <svg:desc>Sheet1.C27:Sheet1.C29</svg:desc>
                </draw:g>
              </table:table-cell>
            </table:table-row>
            <table:table-row>
              <table:table-cell office:value-type="string">
                <text:p>Electric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Petrol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711cm" svg:height="6.694cm" xlink:href=".." xlink:type="simple" chart:class="chart:bar" chart:style-name="ch1">
        <chart:title svg:x="0.147cm" svg:y="0.268cm" chart:style-name="ch2">
          <text:p>Effect of fuel type on price prediction
component A</text:p>
        </chart:title>
        <chart:plot-area chart:style-name="ch3" table:cell-range-address="Sheet2.B2:Sheet2.C5" chart:data-source-has-labels="both" svg:x="1.535cm" svg:y="1.684cm" svg:width="6.022cm" svg:height="3.896cm">
          <chartooo:coordinate-region svg:x="2.395cm" svg:y="1.884cm" svg:width="5.162cm" svg:height="3.497cm"/>
          <chart:axis chart:dimension="x" chart:name="primary-x" chart:style-name="ch4" chartooo:axis-type="auto">
            <chartooo:date-scale/>
            <chart:title svg:x="3.827cm" svg:y="5.713cm" chart:style-name="ch5">
              <text:p>Fuel type</text:p>
            </chart:title>
            <chart:categories table:cell-range-address="Sheet2.B3:Sheet2.B5"/>
          </chart:axis>
          <chart:axis chart:dimension="y" chart:name="primary-y" chart:style-name="ch6">
            <chart:title svg:x="0.451cm" svg:y="5.25cm" chart:style-name="ch7">
              <text:p>Change to price
prediction component</text:p>
            </chart:title>
            <chart:grid chart:style-name="ch8" chart:class="major"/>
          </chart:axis>
          <chart:series chart:style-name="ch9" chart:values-cell-range-address="Sheet2.C3:Sheet2.C5" chart:label-cell-address="Sheet2.C2:Sheet2.C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</text:p>
                <draw:g>
                  <svg:desc>Sheet2.C2:Sheet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esel</text:p>
                <draw:g>
                  <svg:desc>Sheet2.B3:Sheet2.B5</svg:desc>
                </draw:g>
              </table:table-cell>
              <table:table-cell office:value-type="float" office:value="-0.02">
                <text:p>-0.02</text:p>
                <draw:g>
                  <svg:desc>Sheet2.C3:Sheet2.C5</svg:desc>
                </draw:g>
              </table:table-cell>
            </table:table-row>
            <table:table-row>
              <table:table-cell office:value-type="string">
                <text:p>Electric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Petrol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711cm" svg:height="6.694cm" xlink:href=".." xlink:type="simple" chart:class="chart:bar" chart:style-name="ch1">
        <chart:title svg:x="0.147cm" svg:y="0.268cm" chart:style-name="ch2">
          <text:p>Effect of fuel type on price prediction
component C</text:p>
        </chart:title>
        <chart:plot-area chart:style-name="ch3" table:cell-range-address="Sheet2.H2:Sheet2.I5" chart:data-source-has-labels="both" svg:x="1.535cm" svg:y="1.684cm" svg:width="6.022cm" svg:height="3.896cm">
          <chartooo:coordinate-region svg:x="2.58cm" svg:y="1.788cm" svg:width="4.977cm" svg:height="3.498cm"/>
          <chart:axis chart:dimension="x" chart:name="primary-x" chart:style-name="ch4" chartooo:axis-type="auto">
            <chartooo:date-scale/>
            <chart:title svg:x="3.827cm" svg:y="5.713cm" chart:style-name="ch5">
              <text:p>Fuel type</text:p>
            </chart:title>
            <chart:categories table:cell-range-address="Sheet2.H3:Sheet2.H5"/>
          </chart:axis>
          <chart:axis chart:dimension="y" chart:name="primary-y" chart:style-name="ch6">
            <chart:title svg:x="0.451cm" svg:y="5.25cm" chart:style-name="ch7">
              <text:p>Change to price
prediction component</text:p>
            </chart:title>
            <chart:grid chart:style-name="ch8" chart:class="major"/>
          </chart:axis>
          <chart:series chart:style-name="ch9" chart:values-cell-range-address="Sheet2.I3:Sheet2.I5" chart:label-cell-address="Sheet2.I2:Sheet2.I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</text:p>
                <draw:g>
                  <svg:desc>Sheet2.I2:Sheet2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esel</text:p>
                <draw:g>
                  <svg:desc>Sheet2.H3:Sheet2.H5</svg:desc>
                </draw:g>
              </table:table-cell>
              <table:table-cell office:value-type="float" office:value="-0.15">
                <text:p>-0.15</text:p>
                <draw:g>
                  <svg:desc>Sheet2.I3:Sheet2.I5</svg:desc>
                </draw:g>
              </table:table-cell>
            </table:table-row>
            <table:table-row>
              <table:table-cell office:value-type="string">
                <text:p>Electric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Petrol</text:p>
              </table:table-cell>
              <table:table-cell office:value-type="float" office:value="-0.03">
                <text:p>-0.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711cm" svg:height="6.694cm" xlink:href=".." xlink:type="simple" chart:class="chart:bar" chart:style-name="ch1">
        <chart:title svg:x="0.147cm" svg:y="0.268cm" chart:style-name="ch2">
          <text:p>Effect of fuel type on price prediction
component B</text:p>
        </chart:title>
        <chart:plot-area chart:style-name="ch3" table:cell-range-address="Sheet2.E2:Sheet2.F5" chart:data-source-has-labels="both" svg:x="1.535cm" svg:y="1.684cm" svg:width="6.022cm" svg:height="3.896cm">
          <chartooo:coordinate-region svg:x="2.58cm" svg:y="1.883cm" svg:width="4.977cm" svg:height="3.498cm"/>
          <chart:axis chart:dimension="x" chart:name="primary-x" chart:style-name="ch4" chartooo:axis-type="auto">
            <chartooo:date-scale/>
            <chart:title svg:x="3.827cm" svg:y="5.713cm" chart:style-name="ch5">
              <text:p>Fuel type</text:p>
            </chart:title>
            <chart:categories table:cell-range-address="Sheet2.E3:Sheet2.E5"/>
          </chart:axis>
          <chart:axis chart:dimension="y" chart:name="primary-y" chart:style-name="ch6">
            <chart:title svg:x="0.451cm" svg:y="5.25cm" chart:style-name="ch7">
              <text:p>Change to price
prediction component</text:p>
            </chart:title>
            <chart:grid chart:style-name="ch8" chart:class="major"/>
          </chart:axis>
          <chart:series chart:style-name="ch9" chart:values-cell-range-address="Sheet2.F3:Sheet2.F5" chart:label-cell-address="Sheet2.F2:Sheet2.F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</text:p>
                <draw:g>
                  <svg:desc>Sheet2.F2:Sheet2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esel</text:p>
                <draw:g>
                  <svg:desc>Sheet2.E3:Sheet2.E5</svg:desc>
                </draw:g>
              </table:table-cell>
              <table:table-cell office:value-type="float" office:value="-0.07">
                <text:p>-0.07</text:p>
                <draw:g>
                  <svg:desc>Sheet2.F3:Sheet2.F5</svg:desc>
                </draw:g>
              </table:table-cell>
            </table:table-row>
            <table:table-row>
              <table:table-cell office:value-type="string">
                <text:p>Electric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Petrol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